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 1/content.xml" manifest:media-type="text/xml"/>
  <manifest:file-entry manifest:full-path="Object 1/Object 1/styles.xml" manifest:media-type="text/xml"/>
  <manifest:file-entry manifest:full-path="Object 1/Object 1/meta.xml" manifest:media-type="text/xml"/>
  <manifest:file-entry manifest:full-path="Object 1/Object 1/" manifest:media-type="application/vnd.oasis.opendocument.chart"/>
  <manifest:file-entry manifest:full-path="Object 1/manifest.rdf" manifest:media-type="application/rdf+xml"/>
  <manifest:file-entry manifest:full-path="Object 1/Object 2/content.xml" manifest:media-type="text/xml"/>
  <manifest:file-entry manifest:full-path="Object 1/Object 2/styles.xml" manifest:media-type="text/xml"/>
  <manifest:file-entry manifest:full-path="Object 1/Object 2/meta.xml" manifest:media-type="text/xml"/>
  <manifest:file-entry manifest:full-path="Object 1/Object 2/" manifest:media-type="application/vnd.oasis.opendocument.chart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/>
    </style:style>
    <style:style style:name="gr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>
      <style:graphic-properties style:protect="size"/>
    </style:style>
    <style:style style:name="pr1" style:family="presentation" style:parent-style-name="預設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line-break="strict"/>
    </style:style>
    <style:style style:name="P2" style:family="paragraph">
      <loext:graphic-properties draw:fill="none" draw:fill-color="#bbe0e3"/>
      <style:paragraph-properties fo:margin-left="0cm" fo:margin-right="0cm" fo:margin-top="0cm" fo:margin-bottom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12pt" fo:language="en" fo:country="US" fo:font-weight="bold" style:font-name-asian="新細明體" style:font-size-asian="12pt" style:language-asian="en" style:country-asian="US" style:font-weight-asian="bold" style:font-name-complex="新細明體" style:font-size-complex="1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預設" presentation:use-date-time-name="dtd1">
        <draw:g draw:name="Group 4">
          <draw:frame draw:name="Object 5" draw:style-name="gr1" draw:layer="layout" svg:width="25.003cm" svg:height="18.684cm" svg:x="0cm" svg:y="0.071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name="Text Box 6" draw:style-name="gr2" draw:text-style-name="P2" draw:layer="layout" svg:width="1.442cm" svg:height="0.768cm" svg:x="5.877cm" svg:y="1.583cm">
            <text:list text:style-name="L1">
              <text:list-header>
                <text:p text:style-name="P1"><text:span text:style-name="T1">GH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" draw:text-style-name="P2" draw:layer="layout" svg:width="2.102cm" svg:height="0.768cm" svg:x="8.804cm" svg:y="2.924cm">
            <text:list text:style-name="L1">
              <text:list-header>
                <text:p text:style-name="P1"><text:span text:style-name="T1">Meth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4" draw:text-style-name="P2" draw:layer="layout" svg:width="1.814cm" svg:height="0.768cm" svg:x="11.422cm" svg:y="5.561cm">
            <text:list text:style-name="L1">
              <text:list-header>
                <text:p text:style-name="P1"><text:span text:style-name="T1">MDM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5" draw:text-style-name="P2" draw:layer="layout" svg:width="2.411cm" svg:height="0.768cm" svg:x="14.203cm" svg:y="7.126cm">
            <text:list text:style-name="L1">
              <text:list-header>
                <text:p text:style-name="P1"><text:span text:style-name="T1">Ketam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6" draw:text-style-name="P2" draw:layer="layout" svg:width="1.844cm" svg:height="0.768cm" svg:x="19.953cm" svg:y="13.727cm">
            <text:list text:style-name="L1">
              <text:list-header>
                <text:p text:style-name="P1"><text:span text:style-name="T1">Heroi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7" draw:text-style-name="P2" draw:layer="layout" svg:width="1.37cm" svg:height="0.768cm" svg:x="18.825cm" svg:y="11.924cm">
            <text:list text:style-name="L1">
              <text:list-header>
                <text:p text:style-name="P1"><text:span text:style-name="T1">THC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8" draw:text-style-name="P2" draw:layer="layout" svg:width="2.483cm" svg:height="0.768cm" svg:x="14.402cm" svg:y="10.724cm">
            <text:list text:style-name="L1">
              <text:list-header>
                <text:p text:style-name="P1"><text:span text:style-name="T1">Diazep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9" draw:text-style-name="P2" draw:layer="layout" svg:width="2.407cm" svg:height="0.768cm" svg:x="15.736cm" svg:y="8.524cm">
            <text:list text:style-name="L1">
              <text:list-header>
                <text:p text:style-name="P1"><text:span text:style-name="T1">Morph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0" draw:text-style-name="P2" draw:layer="layout" svg:width="1.349cm" svg:height="0.768cm" svg:x="19.649cm" svg:y="10.125cm">
            <text:list text:style-name="L1">
              <text:list-header>
                <text:p text:style-name="P1"><text:span text:style-name="T1">FM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1" draw:text-style-name="P2" draw:layer="layout" svg:width="2.788cm" svg:height="0.768cm" svg:x="18.204cm" svg:y="10.927cm">
            <text:list text:style-name="L1">
              <text:list-header>
                <text:p text:style-name="P1"><text:span text:style-name="T1">Alprazola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12" draw:text-style-name="P2" draw:layer="layout" svg:width="2.153cm" svg:height="0.768cm" svg:x="15.201cm" svg:y="10.164cm">
            <text:list text:style-name="L1">
              <text:list-header>
                <text:p text:style-name="P1"><text:span text:style-name="T1">Coca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7" draw:style-name="gr13" draw:text-style-name="P3" draw:layer="layout" svg:x1="19.601cm" svg:y1="10.526cm" svg:x2="18.803cm" svg:y2="10.526cm">
            <text:p/>
          </draw:line>
          <draw:line draw:name="Line 18" draw:style-name="gr13" draw:text-style-name="P3" draw:layer="layout" svg:x1="17.202cm" svg:y1="10.526cm" svg:x2="17.802cm" svg:y2="10.526cm">
            <text:p/>
          </draw:line>
        </draw:g>
        <presentation:notes draw:style-name="dp2">
          <draw:page-thumbnail draw:style-name="gr14" draw:layer="layout" svg:width="7.142cm" svg:height="9.524cm" svg:x="5.953cm" svg:y="1.93cm" draw:page-number="1" presentation:class="page"/>
          <draw:frame presentation:style-name="pr1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新細明體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預設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TC Regular" style:font-family-asian="'Noto Sans CJK TC Regular'" style:font-family-generic-asian="system" style:font-pitch-asian="variable" style:font-size-asian="1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graphic-properties>
        <text:list-style style:name="預設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預設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Noto Sans CJK TC Regular" style:font-family-asian="'Noto Sans CJK TC Regular'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預設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T1" style:family="text">
      <style:text-properties fo:language="en" fo:country="US" style:font-name-asian="新細明體" style:language-asian="en" style:country-asian="US" style:font-name-complex="新細明體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2.86cm" svg:height="3.175cm" svg:x="1.27cm" svg:y="0.762cm" presentation:class="title" presentation:placeholder="true">
        <draw:text-box/>
      </draw:frame>
      <draw:frame presentation:style-name="預設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1"><text:page-number>&lt;編號&gt;</text:page-number></text:span></text:p>
            </text:list-header>
          </text:list>
        </draw:text-box>
      </draw:frame>
      <presentation:notes style:page-layout-name="PM0">
        <draw:page-thumbnail presentation:style-name="預設-title" draw:layer="backgroundobjects" svg:width="0cm" svg:height="0cm" svg:x="0cm" svg:y="1.93cm" presentation:class="page"/>
        <draw:frame presentation:style-name="預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ion</meta:initial-creator>
    <meta:creation-date>2017-08-31T16:15:53.171000000</meta:creation-date>
    <dc:date>2018-05-01T10:27:35.326053225</dc:date>
    <meta:editing-cycles>2</meta:editing-cycles>
    <meta:editing-duration>P1DT3M19S</meta:editing-duration>
    <meta:document-statistic meta:object-count="34"/>
    <meta:generator>LibreOffice/5.1.6.2$Linux_X86_64 LibreOffice_project/10m0$Build-2</meta:generator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3c3c3c" fo:font-family="Arial" fo:font-size="9.75pt" fo:font-weight="bold" style:font-size-asian="9.75pt" style:font-weight-asian="bold" style:font-size-complex="9.75pt" style:font-weight-complex="bold"/>
    </style:style>
    <style:style style:name="ch5" style:family="chart" style:data-style-name="N0">
      <style:chart-properties chart:display-label="true" chart:logarithmic="false" chart:minimum="0.8" chart:reverse-direction="false" text:line-break="false" loext:try-staggering-first="false" chart:link-data-style-to-source="true" chart:axis-position="0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3c3c3c" fo:font-family="Arial" fo:font-size="9.75pt" fo:font-weight="bold" style:font-size-asian="9.75pt" style:font-weight-asian="bold" style:font-size-complex="9.75pt" style:font-weight-complex="bold"/>
    </style:style>
    <style:style style:name="ch7" style:family="chart">
      <style:graphic-properties svg:stroke-color="#3c3c3c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scatter" chart:style-name="ch1">
        <chart:plot-area chart:style-name="ch2" table:cell-range-address="Sheet1.A1:Sheet1.B11" svg:x="1.253cm" svg:y="0.132cm" svg:width="21.299cm" svg:height="13.443cm">
          <chartooo:coordinate-region svg:x="1.98cm" svg:y="0.331cm" svg:width="20.291cm" svg:height="12.597cm"/>
          <chart:axis chart:dimension="x" chart:name="primary-x" chart:style-name="ch3">
            <chart:title svg:x="11.535cm" svg:y="13.866cm" chart:style-name="ch4">
              <text:p>m/z</text:p>
            </chart:title>
          </chart:axis>
          <chart:axis chart:dimension="y" chart:name="primary-y" chart:style-name="ch5">
            <chart:title svg:x="0.19cm" svg:y="7.907cm" chart:style-name="ch6">
              <text:p>Ko (cm2/Vs)</text:p>
            </chart:title>
            <chart:grid chart:style-name="ch7" chart:class="major"/>
          </chart:axis>
          <chart:series chart:style-name="ch8" chart:values-cell-range-address="Sheet1.B1:Sheet1.B11" chart:class="chart:scatter">
            <chart:domain table:cell-range-address="Sheet1.A1:Sheet1.A1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">
                <text:p>149</text:p>
                <draw:g>
                  <svg:desc>Sheet1.A1:Sheet1.A11</svg:desc>
                </draw:g>
              </table:table-cell>
              <table:table-cell office:value-type="float" office:value="1.63">
                <text:p>1.63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">
                <text:p>19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">
                <text:p>2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">
                <text:p>36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">
                <text:p>31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">
                <text:p>23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">
                <text:p>10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">
                <text:p>2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50" chart:reverse-direction="false" text:line-break="false" loext:try-staggering-first="false" chart:link-data-style-to-source="true" chart:axis-position="0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3c3c3c" fo:font-family="Arial" fo:font-size="9.75pt" fo:font-weight="bold" style:font-size-asian="9.75pt" style:font-weight-asian="bold" style:font-size-complex="9.75pt" style:font-weight-complex="bold"/>
    </style:style>
    <style:style style:name="ch5" style:family="chart" style:data-style-name="N0">
      <style:chart-properties chart:display-label="true" chart:logarithmic="false" chart:minimum="0.8" chart:reverse-direction="false" text:line-break="false" loext:try-staggering-first="false" chart:link-data-style-to-source="true" chart:axis-position="0" chart:tick-mark-position="at-axis"/>
      <style:graphic-properties svg:stroke-color="#3c3c3c"/>
      <style:text-properties fo:color="#3c3c3c" fo:font-family="Arial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3c3c3c" fo:font-family="Arial" fo:font-size="9.75pt" fo:font-weight="bold" style:font-size-asian="9.75pt" style:font-weight-asian="bold" style:font-size-complex="9.75pt" style:font-weight-complex="bold"/>
    </style:style>
    <style:style style:name="ch7" style:family="chart">
      <style:graphic-properties svg:stroke-color="#3c3c3c"/>
    </style:style>
    <style:style style:name="ch8" style:family="chart" style:data-style-name="N0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8.662cm" svg:height="13.732cm" xlink:href=".." xlink:type="simple" chart:class="chart:scatter" chart:style-name="ch1">
        <chart:plot-area chart:style-name="ch2" table:cell-range-address="Sheet1.A1:Sheet1.B11" svg:x="1.047cm" svg:y="0.132cm" svg:width="17.339cm" svg:height="12.725cm">
          <chartooo:coordinate-region svg:x="1.774cm" svg:y="0.331cm" svg:width="16.332cm" svg:height="11.879cm"/>
          <chart:axis chart:dimension="x" chart:name="primary-x" chart:style-name="ch3">
            <chart:title svg:x="9.349cm" svg:y="13.127cm" chart:style-name="ch4">
              <text:p>m/z</text:p>
            </chart:title>
          </chart:axis>
          <chart:axis chart:dimension="y" chart:name="primary-y" chart:style-name="ch5">
            <chart:title svg:x="0.069cm" svg:y="7.548cm" chart:style-name="ch6">
              <text:p>Ko (cm2/Vs)</text:p>
            </chart:title>
            <chart:grid chart:style-name="ch7" chart:class="major"/>
          </chart:axis>
          <chart:series chart:style-name="ch8" chart:values-cell-range-address="Sheet1.B1:Sheet1.B11" chart:class="chart:scatter">
            <chart:domain table:cell-range-address="Sheet1.A1:Sheet1.A11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A</text:p>
              </table:table-cell>
              <table:table-cell office:value-type="string">
                <text:p>欄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">
                <text:p>149</text:p>
                <draw:g>
                  <svg:desc>Sheet1.A1:Sheet1.A11</svg:desc>
                </draw:g>
              </table:table-cell>
              <table:table-cell office:value-type="float" office:value="1.63">
                <text:p>1.63</text:p>
                <draw:g>
                  <svg:desc>Sheet1.B1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">
                <text:p>19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">
                <text:p>2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">
                <text:p>31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">
                <text:p>36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">
                <text:p>31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">
                <text:p>238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">
                <text:p>10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">
                <text:p>2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">
                <text:p>309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1/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PageStyle_5f_Char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Chart2" table:style-name="ta1">
        <table:shapes>
          <draw:frame draw:z-index="0" draw:name=" 0" draw:style-name="gr1" draw:text-style-name="P1" svg:width="229.02mm" svg:height="145.03mm" svg:x="10.01mm" svg:y="4.99mm">
            <loext:p draw:notify-on-update-of-ranges="Sheet1.B1:Sheet1.B11 Sheet1.A1:Sheet1.A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2">
        <table:table-column table:style-name="co2" table:number-columns-repeated="1024" table:default-cell-style-name="Default"/>
        <table:table-row table:style-name="ro2"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.63" calcext:value-type="float">
            <text:p>1.63</text:p>
          </table:table-cell>
          <table:table-cell table:number-columns-repeated="1022"/>
        </table:table-row>
        <table:table-row table:style-name="ro2"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.47" calcext:value-type="float">
            <text:p>1.47</text:p>
          </table:table-cell>
          <table:table-cell table:number-columns-repeated="1022"/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.23" calcext:value-type="float">
            <text:p>1.23</text:p>
          </table:table-cell>
          <table:table-cell table:number-columns-repeated="1022"/>
        </table:table-row>
        <table:table-row table:style-name="ro2"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1.17" calcext:value-type="float">
            <text:p>1.17</text:p>
          </table:table-cell>
          <table:table-cell table:number-columns-repeated="1022"/>
        </table:table-row>
        <table:table-row table:style-name="ro2"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1.06" calcext:value-type="float">
            <text:p>1.06</text:p>
          </table:table-cell>
          <table:table-cell table:number-columns-repeated="3"/>
          <table:table-cell>
            <draw:frame table:end-cell-address="Sheet1.P36" table:end-x="13.6mm" table:end-y="0.27mm" draw:z-index="0" draw:name="Chart 1" draw:style-name="gr1" draw:text-style-name="P1" svg:width="186.61mm" svg:height="137.31mm" svg:x="4.44mm" svg:y="2.39mm">
              <loext:p draw:notify-on-update-of-ranges="Sheet1.B1:Sheet1.B11 Sheet1.A1:Sheet1.A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22"/>
        </table:table-row>
        <table:table-row table:style-name="ro2"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.17" calcext:value-type="float">
            <text:p>1.17</text:p>
          </table:table-cell>
          <table:table-cell table:number-columns-repeated="1022"/>
        </table:table-row>
        <table:table-row table:style-name="ro2"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.37" calcext:value-type="float">
            <text:p>1.37</text:p>
          </table:table-cell>
          <table:table-cell table:number-columns-repeated="1022"/>
        </table:table-row>
        <table:table-row table:style-name="ro2"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22"/>
        </table:table-row>
        <table:table-row table:style-name="ro2"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.12" calcext:value-type="float">
            <text:p>1.12</text:p>
          </table:table-cell>
          <table:table-cell table:number-columns-repeated="1022"/>
        </table:table-row>
        <table:table-row table:style-name="ro2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1.15" calcext:value-type="float">
            <text:p>1.15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4"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</number:number-style>
    <number:number-style style:name="N143">
      <number:text>-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4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Noto Sans CJK TC Regular" style:font-family-asian="'Noto Sans CJK T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Chart2" style:display-name="PageStyle_Char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